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60a78" officeooo:paragraph-rsid="00160a78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167096" officeooo:paragraph-rsid="0016709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67096" officeooo:paragraph-rsid="0016709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67096" officeooo:paragraph-rsid="001670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74cb5" officeooo:paragraph-rsid="001822e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822ea" officeooo:paragraph-rsid="001822e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1a03f4" officeooo:paragraph-rsid="001a03f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b815b" officeooo:paragraph-rsid="001b815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bold" officeooo:rsid="00167096" officeooo:paragraph-rsid="00167096" style:font-weight-asian="bold" style:font-weight-complex="bold"/>
    </style:style>
    <style:style style:name="P10" style:family="paragraph" style:parent-style-name="Standard">
      <style:text-properties style:font-name="Times New Roman" officeooo:rsid="001d4043" officeooo:paragraph-rsid="001d4043"/>
    </style:style>
    <style:style style:name="T1" style:family="text">
      <style:text-properties officeooo:rsid="001822ea"/>
    </style:style>
    <style:style style:name="T2" style:family="text">
      <style:text-properties officeooo:rsid="001b8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VOD</text:p>
      <text:p text:style-name="P2"/>
      <text:p text:style-name="P4">Lakše donošenje odluka, praćenje… smanjiti posao unosa podataka</text:p>
      <text:p text:style-name="P4"/>
      <text:p text:style-name="P3">Analiza</text:p>
      <text:p text:style-name="P2"/>
      <text:p text:style-name="P4">Rad firme ćemo posmatrati kroz nekoliko modula (sektora).</text:p>
      <text:p text:style-name="P4"/>
      <text:p text:style-name="P2">Primanje porudžbina</text:p>
      <text:p text:style-name="P4"/>
      <text:p text:style-name="P5">U aktuelnom sistemu, kupac svoje porudžbine obavlja putem telefona, sms porukom ili elektronskom poštom i sve porudžbine se zapisuju na papir i odlažu na za to predviđeno mesto, bez unosa tih podataka u računarski sistem. Ovde vidimo najveću mogućnost za unapređenje.</text:p>
      <text:p text:style-name="P5">Prv<text:span text:style-name="T1">i korak je</text:span> unošenje ovih podataka u računar <text:span text:style-name="T1">od strane osobe koja prima porudžbinu</text:span>. <text:span text:style-name="T1">To daje mogućnost njihovog boljeg i prilagoćenog prikaza, te olakšava dalje donošenje odluka menadžerima prodaje i nabavke.</text:span></text:p>
      <text:p text:style-name="P6">Drugi korak je uvođenje mogućnosti poručivanja preko Interneta za sve registrovane kupce. Ovim se smanjuje obim posla oko prijema i unosa porudžbina u računarski sistem. </text:p>
      <text:p text:style-name="P4"/>
      <text:p text:style-name="P2">Proizvodnja</text:p>
      <text:p text:style-name="P2"/>
      <text:p text:style-name="P7">Sada kad imamo unete porudžbine u sistem i na osnovu stanja u skladištima sirovina i gotovog proizvoda menadžer proizvodnje može lako utvditi koji su to proizvodi koje je potrebno što pre proizvesti. On može odabrati proizvode za proizvodnju, a od sistema može dobiti upozorenje o nedostatku sirovina <text:span text:style-name="T2">ili kritično maloj količini istih. </text:span></text:p>
      <text:p text:style-name="P8">Nakon što se uspešno odaberu proizvodi, kreira se radni nalog (spisak proizvoda koje treba napraviti kao i količina tih proizvoda i kolilčina sirovina koje su neophodne za pravljenje proizvoda) i potrebna količina sirovina se “rezerviše”. Ova rezervacija će automatski odraziti na prikaz stanja u magacinu sirovina. Štampani primerak radnog naloga se predaje šefu proizvodnje, koji potom uzima sirovine iz magacina.</text:p>
      <text:p text:style-name="P8">Kreirani proizvod se potom odlaže u magacin gotovog proizvoda. Ažurira se stanje u bazi.</text:p>
      <text:p text:style-name="P8"/>
      <text:p text:style-name="P2">Prodaja i nabavka</text:p>
      <text:p text:style-name="P2"/>
      <text:p text:style-name="P2"/>
      <text:p text:style-name="P2">Knjigovodstvo</text:p>
      <text:p text:style-name="P10"/>
      <text:p text:style-name="P10">Ovde se vrši evidencija svih računa vezanih za firmu. Tu spadaju sva potraživanja i dugovanja, kao i razni troškovi firme (komunalije, troškovi za gorivo..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37:13.321482304</meta:creation-date>
    <dc:date>2017-11-08T20:45:01.718300720</dc:date>
    <meta:editing-duration>PT10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72" meta:character-count="1833" meta:non-whitespace-character-count="1574"/>
  </office:meta>
</office:document-meta>
</file>